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10000005FB7782E8637DA1F5A.png" manifest:media-type="image/png"/>
  <manifest:file-entry manifest:full-path="Pictures/10000201000001250000005F8299ACA2FBFD1C22.png" manifest:media-type="image/png"/>
  <manifest:file-entry manifest:full-path="Pictures/10000201000002C50000023197192CBD5B413E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bd98"/>
    </style:style>
    <style:style style:name="P2" style:family="paragraph" style:parent-style-name="Standard">
      <style:text-properties officeooo:rsid="001473a3" officeooo:paragraph-rsid="001473a3"/>
    </style:style>
    <style:style style:name="P3" style:family="paragraph" style:parent-style-name="Standard">
      <style:text-properties officeooo:rsid="0014b656" officeooo:paragraph-rsid="001473a3"/>
    </style:style>
    <style:style style:name="P4" style:family="paragraph" style:parent-style-name="Standard">
      <style:text-properties officeooo:rsid="00175328" officeooo:paragraph-rsid="00175328"/>
    </style:style>
    <style:style style:name="P5" style:family="paragraph" style:parent-style-name="Standard_20__28_user_29_">
      <style:paragraph-properties fo:margin-left="0cm" fo:margin-right="0cm" fo:text-indent="0.25cm" style:auto-text-indent="false"/>
      <style:text-properties officeooo:paragraph-rsid="0012bd98"/>
    </style:style>
    <style:style style:name="P6" style:family="paragraph" style:parent-style-name="Standard_20__28_user_29_" style:master-page-name="Standard">
      <style:paragraph-properties fo:margin-left="0cm" fo:margin-right="0cm" fo:text-indent="0.25cm" style:auto-text-indent="false" style:page-number="auto"/>
      <style:text-properties officeooo:paragraph-rsid="0012bd98"/>
    </style:style>
    <style:style style:name="T1" style:family="text">
      <style:text-properties style:font-name="Consolas" fo:font-size="18pt" fo:language="en" fo:country="US" style:font-size-asian="18pt" style:font-size-complex="18pt"/>
    </style:style>
    <style:style style:name="T2" style:family="text">
      <style:text-properties style:font-name="Consolas" fo:font-size="18pt" fo:language="en" fo:country="US" officeooo:rsid="00152c67" style:font-size-asian="18pt" style:font-size-complex="18pt"/>
    </style:style>
    <style:style style:name="T3" style:family="text">
      <style:text-properties style:font-name="Consolas" fo:font-size="18pt" fo:language="en" fo:country="US" officeooo:rsid="0012bd98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T4" style:family="text">
      <style:text-properties style:font-name="Consolas" fo:font-size="18pt" fo:language="en" fo:country="US" officeooo:rsid="00144aa7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T5" style:family="text">
      <style:text-properties style:font-name="Consolas" fo:font-size="18pt" fo:language="en" fo:country="US" officeooo:rsid="00152c67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T6" style:family="text">
      <style:text-properties style:font-name="Consolas" fo:font-size="18pt" fo:language="en" fo:country="US" officeooo:rsid="00156c2b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T7" style:family="text">
      <style:text-properties style:font-name="Consolas" fo:language="en" fo:country="US"/>
    </style:style>
    <style:style style:name="T8" style:family="text">
      <style:text-properties officeooo:rsid="00152c6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Heimadæmi </text:span><text:span text:style-name="T3">1</text:span><text:span text:style-name="T4">1 -</text:span><text:span text:style-name="T1"> </text:span><text:span text:style-name="T5">einstaklings</text:span><text:span text:style-name="T6">hluti</text:span></text:p>
      <text:p text:style-name="P5"><text:span text:style-name="T7">Arnar Sigurðsson</text:span></text:p>
      <text:p text:style-name="P1"/>
      <text:p text:style-name="P2">1.</text:p>
      <text:p text:style-name="P2"><draw:frame draw:style-name="fr1" draw:name="Image1" text:anchor-type="char" svg:x="0.556cm" svg:y="0.275cm" svg:width="17cm" svg:height="13.451cm" draw:z-index="0"><draw:image xlink:href="Pictures/10000201000002C50000023197192CBD5B413E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rófanir: </text:p>
      <text:p text:style-name="P2"><draw:frame draw:style-name="fr1" draw:name="Image2" text:anchor-type="char" svg:x="-0.534cm" svg:y="0.296cm" svg:width="7.752cm" svg:height="2.514cm" draw:z-index="1"><draw:image xlink:href="Pictures/10000201000001250000005F8299ACA2FBFD1C2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737cm" svg:y="0.074cm" svg:width="18.293cm" svg:height="1.972cm" draw:z-index="2"><draw:image xlink:href="Pictures/10000201000003710000005FB7782E8637DA1F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is" fo:country="I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0:42:29.863428459</meta:creation-date>
    <dc:date>2021-11-08T20:47:35.481332836</dc:date>
    <meta:editing-duration>PT5M</meta:editing-duration>
    <meta:editing-cycles>10</meta:editing-cycles>
    <meta:generator>LibreOffice/6.4.7.2$Linux_X86_64 LibreOffice_project/40$Build-2</meta:generator>
    <meta:document-statistic meta:table-count="0" meta:image-count="3" meta:object-count="0" meta:page-count="1" meta:paragraph-count="4" meta:word-count="8" meta:character-count="60" meta:non-whitespace-character-count="55"/>
  </office:meta>
</office:document-meta>
</file>